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06_12-59-34_000.jpg</text:p>
          </table:table-cell>
          <table:table-cell table:style-name="ce19" office:value-type="string">
            <text:p>:m 1*1 RES / JVEMV6 64#90_?? / 『日本古典文学大系　９５　折たく柴の記』 小高、松村、校注 / p.228 / w:~,topic:駿河；會津；甲府 / N~</text:p>
          </table:table-cell>
          <table:table-cell table:style-name="ce4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2]=&quot;&quot;;[.C2];CONCATENATE([.C2];&quot; / &quot;;[.E2]))" office:value-type="string" office:string-value=":m 1*1 RES / JVEMV6 64#90_?? / 『日本古典文学大系　９５　折たく柴の記』 小高、松村、校注 / p.228 / w:~,topic:駿河；會津；甲府 / N~">
            <text:p>:m 1*1 RES / JVEMV6 64#90_?? / 『日本古典文学大系　９５　折たく柴の記』 小高、松村、校注 / p.228 / w:~,topic:駿河；會津；甲府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06_13-27-30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06_15-36-10_000.jpg</text:p>
          </table:table-cell>
          <table:table-cell table:style-name="ce19" office:value-type="string">
            <text:p>:m 1-2*2 RES / JVEMV6 64#90_?? / 『日本古典文学大系　９５　折たく柴の記』 小高、松村、校注 / p.231 / w:~,topic:東山天皇；直仁親王；御給金おんきゅうきん / N~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4]=&quot;&quot;;[.C4];CONCATENATE([.C4];&quot; / &quot;;[.E4]))" office:value-type="string" office:string-value=":m 1-2*2 RES / JVEMV6 64#90_?? / 『日本古典文学大系　９５　折たく柴の記』 小高、松村、校注 / p.231 / w:~,topic:東山天皇；直仁親王；御給金おんきゅうきん / N~">
            <text:p>:m 1-2*2 RES / JVEMV6 64#90_?? / 『日本古典文学大系　９５　折たく柴の記』 小高、松村、校注 / p.231 / w:~,topic:東山天皇；直仁親王；御給金おんきゅうきん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06_19-08-53_000.jpg</text:p>
          </table:table-cell>
          <table:table-cell table:style-name="ce19" office:value-type="string">
            <text:p>:m :尺八,shakuhachi,bamboo 1*1 / session-memo / s.1:warm-up(prev) \\\ s.2:todays-melody,key=C#,genr=western-like \\\ s.3:todays-melody,for=oc-2_E;F#;G,key=E</text:p>
          </table:table-cell>
          <table:table-cell table:style-name="ce19"/>
          <table:table-cell table:style-name="ce4"/>
          <table:table-cell table:style-name="ce4" office:value-type="string">
            <text:p>N-35-35-28.944396 E-139-34-48.336181</text:p>
          </table:table-cell>
          <table:table-cell table:style-name="ce36" table:formula="of:=IF([.E5]=&quot;&quot;;[.C5];CONCATENATE([.C5];&quot; / &quot;;[.E5]))" office:value-type="string" office:string-value=":m :尺八,shakuhachi,bamboo 1*1 / session-memo / s.1:warm-up(prev) \\\ s.2:todays-melody,key=C#,genr=western-like \\\ s.3:todays-melody,for=oc-2_E;F#;G,key=E">
            <text:p>:m :尺八,shakuhachi,bamboo 1*1 / session-memo / s.1:warm-up(prev) \\\ s.2:todays-melody,key=C#,genr=western-like \\\ s.3:todays-melody,for=oc-2_E;F#;G,key=E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06_21-06-55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06_22-45-01_000.jpg</text:p>
          </table:table-cell>
          <table:table-cell table:style-name="ce17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7]=&quot;&quot;;[.C7];CONCATENATE([.C7];&quot; / &quot;;[.E7]))" office:value-type="string" office:string-value=":m 記録 / お酒">
            <text:p>:m 記録 / お酒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07_08-18-54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30.729675 E-139-34-45.864257</text:p>
          </table:table-cell>
          <table:table-cell table:style-name="ce36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07_08-19-00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7">2021/03/07</text:date>, <text:time>10:31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07T10:31:49.15</dc:date>
    <dc:creator>iwabuchi ken</dc:creator>
    <meta:editing-duration>P31DT21H6M58S</meta:editing-duration>
    <meta:editing-cycles>11864</meta:editing-cycles>
    <meta:document-statistic meta:table-count="1" meta:cell-count="342" meta:object-count="0"/>
  </office:meta>
</office:document-meta>
</file>